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swiss" style:font-pitch="fixed"/>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CodeBlock">
      <style:paragraph-properties fo:break-before="page"/>
    </style:style>
    <style:style style:name="P2"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style:font-name="Bitstream Vera Sans" fo:font-size="22pt" style:font-size-asian="22pt" style:font-size-complex="22pt"/>
    </style:style>
    <style:style style:name="P5" style:family="paragraph" style:parent-style-name="Standard">
      <style:paragraph-properties fo:text-align="center" style:justify-single-word="false"/>
      <style:text-properties style:font-name="Bitstream Vera Sans" fo:font-size="16pt" style:font-size-asian="16pt" style:font-size-complex="16pt"/>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Heading_20_2">
      <style:paragraph-properties fo:break-before="page"/>
    </style:style>
    <style:style style:name="P13"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Bitstream Vera Sans Mono"/>
    </style:style>
    <style:style style:name="T4" style:family="text">
      <style:text-properties style:font-style-asian="normal" style:font-style-complex="normal"/>
    </style:style>
    <style:style style:name="T5" style:family="text">
      <style:text-properties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2"/>
      <text:p text:style-name="P4"/>
      <text:p text:style-name="P4"/>
      <text:p text:style-name="P4"/>
      <text:p text:style-name="P4"/>
      <text:p text:style-name="P4"/>
      <text:p text:style-name="P4"/>
      <text:p text:style-name="P4"/>
      <text:p text:style-name="P4"/>
      <text:p text:style-name="P4"/>
      <text:p text:style-name="P4"/>
      <text:p text:style-name="P4">Learning to Program with Haiku</text:p>
      <text:p text:style-name="P5"/>
      <text:p text:style-name="P5">Lesson 6</text:p>
      <text:p text:style-name="P5"/>
      <text:p text:style-name="P5">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This time around we are mostly going to expand on things we already know. Back in Lesson 4, we learned about executing pieces of code only if certain conditions are met with <text:span text:style-name="Code">if</text:span> statements and we also saw how to repeat a set of instructions with <text:span text:style-name="Code">for</text:span> loops. Let's add a few more tools to our kit.</text:p>
      <text:h text:style-name="Heading_20_2" text:outline-level="2">More Loops</text:h>
      <text:p text:style-name="Standard">Although they are probably the most common, there are more kinds of loops than just <text:span text:style-name="Code">for</text:span> loops. In fact, there are two other closely-related loops: the <text:span text:style-name="Code">while</text:span> loop, and the <text:span text:style-name="Code">do-while</text:span> loop.</text:p>
      <text:p text:style-name="Standard"/>
      <text:p text:style-name="Standard"><text:span text:style-name="Code">while</text:span> loops are simpler, having just a loop condition that causes the code in the loop to be repeated until the loop condition is false. Let's take a look at a way to do our project from Lesson 5 using a <text:span text:style-name="Code">while</text:span> loop.</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line-break/><text:span text:style-name="symbol0_5f_cpp">{</text:span></text:p>
      <text:p text:style-name="CodeBlock"><text:tab/><text:span text:style-name="keyword3_5f_cpp">char</text:span> inString<text:span text:style-name="symbol0_5f_cpp">[</text:span><text:span text:style-name="number_5f_cpp">1024</text:span><text:span text:style-name="symbol0_5f_cpp">]</text:span><text:span text:style-name="symbol4_5f_cpp">;</text:span></text:p>
      <text:p text:style-name="CodeBlock"><text:tab/><text:span text:style-name="keyword2_5f_cpp">printf</text:span><text:span text:style-name="symbol0_5f_cpp">(</text:span><text:span text:style-name="string_5f_cpp">"Type some text and hit Enter:</text:span><text:span text:style-name="escaped_5f_cpp">\n</text:span><text:span text:style-name="string_5f_cpp">"</text:span><text:span text:style-name="symbol0_5f_cpp">)</text:span><text:span text:style-name="symbol4_5f_cpp">;</text:span></text:p>
      <text:p text:style-name="CodeBlock"><text:tab/><text:span text:style-name="keyword2_5f_cpp">gets</text:span><text:span text:style-name="symbol0_5f_cpp">(</text:span>inString<text:span text:style-name="symbol0_5f_cpp">)</text:span><text:span text:style-name="symbol4_5f_cpp">;</text:span></text:p>
      <text:p text:style-name="CodeBlock"><text:tab/></text:p>
      <text:p text:style-name="CodeBlock"><text:tab/><text:span text:style-name="keyword3_5f_cpp">int</text:span> i <text:span text:style-name="symbol1_5f_cpp">=</text:span> <text:span text:style-name="number_5f_cpp">0</text:span><text:span text:style-name="symbol4_5f_cpp">;</text:span></text:p>
      <text:p text:style-name="CodeBlock"><text:tab/><text:span text:style-name="keyword0_5f_cpp">while</text:span> <text:span text:style-name="symbol0_5f_cpp">(</text:span>inString<text:span text:style-name="symbol0_5f_cpp">[</text:span>i<text:span text:style-name="symbol0_5f_cpp">])</text:span></text:p>
      <text:p text:style-name="CodeBlock"><text:tab/><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2_5f_cpp">++</text:span><text:span text:style-name="symbol0_5f_cpp">])</text:span><text:span text:style-name="symbol4_5f_cpp">;</text:span></text:p>
      <text:p text:style-name="CodeBlock"><text:tab/></text:p>
      <text:p text:style-name="CodeBlock"><text:tab/><text:span text:style-name="keyword0_5f_cpp">return</text:span> <text:span text:style-name="number_5f_cpp">0</text:span><text:span text:style-name="symbol4_5f_cpp">;</text:span><text:line-break/><text:span text:style-name="symbol0_5f_cpp">}</text:span></text:p>
      <text:p text:style-name="Standard"/>
      <text:p text:style-name="Standard">In the above example, we even take a shortcut so that curly braces aren't needed – a postincrement operator increases the index variable <text:span text:style-name="Code">i</text:span> after the message is printed. The condition for the loop checks to see if <text:span text:style-name="Code">inString[i]</text:span> is a valid character. Integers can be used for boolean logic, that is, true/false tests. Zero is treated as false and everything else is true, so this loop will repeat until the index points to the 0 that terminates the string. Pretty slick, eh?</text:p>
      <text:p text:style-name="Standard"/>
      <text:p text:style-name="Standard">Aside from the <text:span text:style-name="Code">while</text:span> statement and the accompanying condition block, the rest of the loop works just like a <text:span text:style-name="Code">for</text:span> loop, so we could just as easily substitute our <text:span text:style-name="Code">printf()</text:span> statement with a group of instructions inside a pair of curly braces. One caveat to using this kind of loop: it's pretty easy to end up in an endless loop if you are not careful to ensure that the loop condition is eventually false. In this instance, we would have an endless loop on our hands if the <text:span text:style-name="Code">inString[i++]</text:span> were just <text:span text:style-name="Code">inString[i]</text:span>.</text:p>
      <text:p text:style-name="Standard"/>
      <text:p text:style-name="Standard">The <text:span text:style-name="Code">do-while</text:span> loop is not used as often as others, but it does come in handy on occasion. It executes the loop instructions once and then checks afterward to see if they need to be done again. Here is the same example using a <text:span text:style-name="Code">do-while</text:span> loop.</text:p>
      <text:p text:style-name="P1"><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text:span text:style-name="keyword2_5f_cpp">printf</text:span><text:span text:style-name="symbol0_5f_cpp">(</text:span><text:span text:style-name="string_5f_cpp">"Type some text and hit Enter:</text:span><text:span text:style-name="escaped_5f_cpp">\n</text:span><text:span text:style-name="string_5f_cpp">"</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3_5f_cpp">int</text:span> i <text:span text:style-name="symbol1_5f_cpp">=</text:span> <text:span text:style-name="number_5f_cpp">0</text:span><text:span text:style-name="symbol4_5f_cpp">;</text:span> </text:p>
      <text:p text:style-name="CodeBlock"><text:tab/><text:span text:style-name="keyword0_5f_cpp">do</text:span> </text:p>
      <text:p text:style-name="CodeBlock"><text:tab/><text:span text:style-name="symbol0_5f_cpp">{</text:span> </text:p>
      <text:p text:style-name="CodeBlock"><text:tab/><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0_5f_cpp">])</text:span><text:span text:style-name="symbol4_5f_cpp">;</text:span> </text:p>
      <text:p text:style-name="CodeBlock"><text:tab/><text:span text:style-name="symbol0_5f_cpp">}</text:span> <text:span text:style-name="keyword0_5f_cpp">while</text:span> <text:span text:style-name="symbol0_5f_cpp">(</text:span>inString<text:span text:style-name="symbol0_5f_cpp">[</text:span>i<text:span text:style-name="symbol2_5f_cpp">++</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We print a character, check to see if it's zero – which all proper strings end with – and print another character if it's not a zero. Note that a semicolon is required after the <text:span text:style-name="Code">while</text:span> condition in this kind of loop unlike the <text:span text:style-name="Code">for</text:span> and regular <text:span text:style-name="Code">while</text:span> loop. Luckily, if you should happen to forget it, the compiler will complain about it.</text:p>
      <text:p text:style-name="Standard"/>
      <text:p text:style-name="CodeBlock">foo.cpp: In function ‘int main()’: </text:p>
      <text:p text:style-name="CodeBlock">foo.cpp:13: error: expected `;' before ‘}’ token </text:p>
      <text:p text:style-name="CodeBlock"/>
      <text:p text:style-name="Standard">There's a problem with using this loop for this job: if the user just hits Enter without typing anything in, it prints a blank character. If the user didn't effectively enter anything, we should skip printing it entirely. This particular task is better suited to using a <text:span text:style-name="Code">for</text:span> loop because it requires less work, but we can make using this one work by adding one more bit of code.</text:p>
      <text:p text:style-name="Standard"/>
      <text:p text:style-name="CodeBlock"><text:span text:style-name="keyword0_5f_cpp">do</text:span> </text:p>
      <text:p text:style-name="CodeBlock"><text:span text:style-name="symbol0_5f_cpp">{</text:span></text:p>
      <text:p text:style-name="CodeBlock"><text:tab/><text:span text:style-name="comment0_5f_cpp">// This will prevent problems caused by the user not typing anything</text:span></text:p>
      <text:p text:style-name="CodeBlock"><text:tab/><text:span text:style-name="keyword0_5f_cpp">if</text:span> <text:span text:style-name="symbol0_5f_cpp">(</text:span><text:span text:style-name="symbol3_5f_cpp">!</text:span>inString<text:span text:style-name="symbol0_5f_cpp">[</text:span>i<text:span text:style-name="symbol0_5f_cpp">])</text:span></text:p>
      <text:p text:style-name="CodeBlock"><text:tab/><text:tab/><text:span text:style-name="keyword0_5f_cpp">continue</text:span><text:span text:style-name="symbol4_5f_cpp">;</text:span></text:p>
      <text:p text:style-name="CodeBlock"><text:tab/></text:p>
      <text:p text:style-name="CodeBlock"><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0_5f_cpp">])</text:span><text:span text:style-name="symbol4_5f_cpp">;</text:span> </text:p>
      <text:p text:style-name="CodeBlock"><text:span text:style-name="symbol0_5f_cpp">}</text:span> <text:span text:style-name="keyword0_5f_cpp">while</text:span> <text:span text:style-name="symbol0_5f_cpp">(</text:span>inString<text:span text:style-name="symbol0_5f_cpp">[</text:span>i<text:span text:style-name="symbol2_5f_cpp">++</text:span><text:span text:style-name="symbol0_5f_cpp">])</text:span><text:span text:style-name="symbol4_5f_cpp">;</text:span> </text:p>
      <text:p text:style-name="Standard"/>
      <text:p text:style-name="Standard">The <text:span text:style-name="Code">if</text:span> condition here checks to see if the current character is zero – by using a <text:span text:style-name="Code">!</text:span>, which evaluates as a boolean NOT. The zero character, which is normally considered false, will make the <text:span text:style-name="Code">if</text:span> statement condition true and the program will execute the <text:span text:style-name="Code">continue</text:span> statement. <text:span text:style-name="Code">continue</text:span> causes program execution to skip directly to the loop's condition block. The zero character that caused the jump to the loop condition will also cause the condition to be false and the loop will exit.</text:p>
      <text:p text:style-name="Standard"/>
      <text:p text:style-name="Standard">Using <text:span text:style-name="Code">continue</text:span> this way, though, is not something you'd normally see. Cases like this normally would call for a <text:span text:style-name="Code">break</text:span> statement, which jumps immediately out of the current code block. <text:span text:style-name="Code">break</text:span> would skip checking the loop condition and just exit the loop. We'll use <text:span text:style-name="Code">break</text:span> statements almost all of the time with our next concept: the <text:span text:style-name="Code">switch</text:span> block.</text:p>
      <text:h text:style-name="P12" text:outline-level="2"><text:span text:style-name="T3">switch</text:span> blocks</text:h>
      <text:p text:style-name="Standard">Sometimes we have to deal with making a decision based on one of several possible values for a variable. This could be handled with a series of <text:span text:style-name="Code">if-else</text:span> statements, but C and C++ give us <text:span text:style-name="Code">switch</text:span> statements to do the job much more elegantly. Let's expand our string-printing project to provide a way to print characters that don't show anything when printed, like spaces and tabs.</text:p>
      <text:p text:style-name="Standard"/>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text:span text:style-name="keyword2_5f_cpp">printf</text:span><text:span text:style-name="symbol0_5f_cpp">(</text:span><text:span text:style-name="string_5f_cpp">"Type some text and hit Enter:</text:span><text:span text:style-name="escaped_5f_cpp">\n</text:span><text:span text:style-name="string_5f_cpp">"</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3_5f_cpp">int</text:span> i <text:span text:style-name="symbol1_5f_cpp">=</text:span> <text:span text:style-name="number_5f_cpp">0</text:span><text:span text:style-name="symbol4_5f_cpp">;</text:span> </text:p>
      <text:p text:style-name="CodeBlock"><text:tab/><text:span text:style-name="keyword0_5f_cpp">while</text:span> <text:span text:style-name="symbol0_5f_cpp">(</text:span>inString<text:span text:style-name="symbol0_5f_cpp">[</text:span>i<text:span text:style-name="symbol0_5f_cpp">])</text:span> </text:p>
      <text:p text:style-name="CodeBlock"><text:tab/><text:span text:style-name="symbol0_5f_cpp">{</text:span> </text:p>
      <text:p text:style-name="CodeBlock"><text:tab/><text:tab/><text:span text:style-name="keyword0_5f_cpp">switch</text:span> <text:span text:style-name="symbol0_5f_cpp">(</text:span>inString<text:span text:style-name="symbol0_5f_cpp">[</text:span>i<text:span text:style-name="symbol0_5f_cpp">])</text:span> </text:p>
      <text:p text:style-name="CodeBlock"><text:tab/><text:tab/><text:span text:style-name="symbol0_5f_cpp">{</text:span> </text:p>
      <text:p text:style-name="CodeBlock"><text:tab/><text:tab/><text:tab/><text:span text:style-name="keyword0_5f_cpp">case</text:span> <text:span text:style-name="string_5f_cpp">'</text:span><text:span text:style-name="escaped_5f_cpp">\n</text:span><text:span text:style-name="string_5f_cpp">'</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lt;carriage return&gt;</text:span><text:span text:style-name="escaped_5f_cpp">\n</text:span><text:span text:style-name="string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tab/><text:span text:style-name="keyword0_5f_cpp">case</text:span> <text:span text:style-name="string_5f_cpp">'</text:span><text:span text:style-name="escaped_5f_cpp">\t</text:span><text:span text:style-name="string_5f_cpp">'</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lt;tab&gt;</text:span><text:span text:style-name="escaped_5f_cpp">\n</text:span><text:span text:style-name="string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tab/><text:span text:style-name="keyword0_5f_cpp">case</text:span> <text:span text:style-name="string_5f_cpp">' '</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lt;space&gt;</text:span><text:span text:style-name="escaped_5f_cpp">\n</text:span><text:span text:style-name="string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tab/><text:span text:style-name="keyword0_5f_cpp">default</text:span><text:span text:style-name="symbol4_5f_cpp">:</text:span> </text:p>
      <text:p text:style-name="CodeBlock"><text:tab/><text:tab/><text:tab/><text:span text:style-name="symbol0_5f_cpp">{</text:span> </text:p>
      <text:p text:style-name="CodeBlock"><text:tab/><text:tab/><text:tab/><text:tab/><text:span text:style-name="keyword2_5f_cpp">printf</text:span><text:span text:style-name="symbol0_5f_cpp">(</text:span><text:span text:style-name="string_5f_cpp">"String[%d]: %c</text:span><text:span text:style-name="escaped_5f_cpp">\n</text:span><text:span text:style-name="string_5f_cpp">"</text:span>,i,inString<text:span text:style-name="symbol0_5f_cpp">[</text:span>i<text:span text:style-name="symbol0_5f_cpp">])</text:span><text:span text:style-name="symbol4_5f_cpp">;</text:span> </text:p>
      <text:p text:style-name="CodeBlock"><text:tab/><text:tab/><text:tab/><text:tab/><text:span text:style-name="keyword0_5f_cpp">break</text:span><text:span text:style-name="symbol4_5f_cpp">;</text:span> </text:p>
      <text:p text:style-name="CodeBlock"><text:tab/><text:tab/><text:tab/><text:span text:style-name="symbol0_5f_cpp">}</text:span> </text:p>
      <text:p text:style-name="CodeBlock"><text:tab/><text:tab/><text:span text:style-name="symbol0_5f_cpp">}</text:span> </text:p>
      <text:p text:style-name="CodeBlock"><text:tab/><text:tab/> </text:p>
      <text:p text:style-name="CodeBlock"><text:tab/><text:tab/>i<text:span text:style-name="symbol2_5f_cpp">++</text:span><text:span text:style-name="symbol4_5f_cpp">;</text:span> </text:p>
      <text:p text:style-name="CodeBlock"><text:tab/><text:span text:style-name="symbol0_5f_cpp">}</text:span> </text:p>
      <text:p text:style-name="CodeBlock"/>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
      <text:p text:style-name="Standard">The value we are evaluating is placed in the parentheses for the <text:span text:style-name="Code">switch</text:span> statement. Each value that we want to handle is taken care of by <text:span text:style-name="Code">case</text:span> blocks. These <text:span text:style-name="Code">case</text:span> blocks define the set of instructions to execute when the value we are evaluating matches the value specified for the <text:span text:style-name="Code">case</text:span>. The format for <text:span text:style-name="Code">case</text:span> blocks is the following:</text:p>
      <text:p text:style-name="P1"><text:span text:style-name="keyword0_5f_cpp">case</text:span> valueForCase<text:span text:style-name="symbol4_5f_cpp">:</text:span></text:p>
      <text:p text:style-name="CodeBlock"><text:span text:style-name="symbol0_5f_cpp">{</text:span></text:p>
      <text:p text:style-name="CodeBlock"><text:tab/>block of instructions</text:p>
      <text:p text:style-name="CodeBlock"><text:span text:style-name="symbol0_5f_cpp">}</text:span></text:p>
      <text:p text:style-name="Standard"/>
      <text:p text:style-name="Standard"><text:span text:style-name="Code">break</text:span> statements are very important here because they jump out of the <text:span text:style-name="Code">switch</text:span> statement after handling the particular <text:span text:style-name="Code">case</text:span>. Without one at the end of a <text:span text:style-name="Code">case</text:span>, execution would "fall through" and continue into the next case. This is almost always not what we want. Using our above example, leaving out the <text:span text:style-name="Code">break</text:span> at the end of the <text:span text:style-name="Code">case</text:span> for spaces would cause it to be printed twice: once for the space <text:span text:style-name="Code">case</text:span> and once for the <text:span text:style-name="Code">default</text:span> case, looking something like this:</text:p>
      <text:p text:style-name="Standard"/>
      <text:p text:style-name="CodeBlock">String[5]: &lt;space&gt;</text:p>
      <text:p text:style-name="CodeBlock">String[5]: </text:p>
      <text:p text:style-name="Standard"/>
      <text:p text:style-name="Standard">The <text:span text:style-name="Code">default</text:span> case is a catch-all for all values which don't fit one of the specified cases. It must be placed at the end of the cases in a <text:span text:style-name="Code">switch</text:span> statement. Any cases placed after the <text:span text:style-name="Code">default</text:span> case will not be executed. It seems silly, but it's true.</text:p>
      <text:p text:style-name="Standard"/>
      <text:h text:style-name="Heading_20_2" text:outline-level="2">Conditional assignment</text:h>
      <text:p text:style-name="Standard">We've seen some of the ways that C and C++ offer the programmer shortcuts to do certain common tasks, such as adding 1 to a variable. Another such shortcut is the only operator which has three sections. Here's one way to assign a value to a variable based on a condition.</text:p>
      <text:p text:style-name="Standard"/>
      <text:p text:style-name="CodeBlock"><text:span text:style-name="keyword3_5f_cpp">int</text:span> number<text:span text:style-name="symbol4_5f_cpp">;</text:span> </text:p>
      <text:p text:style-name="CodeBlock"/>
      <text:p text:style-name="CodeBlock"><text:span text:style-name="keyword0_5f_cpp">if</text:span> <text:span text:style-name="symbol0_5f_cpp">(</text:span>someOtherNumber <text:span text:style-name="symbol1_5f_cpp">&gt;</text:span> <text:span text:style-name="number_5f_cpp">5</text:span><text:span text:style-name="symbol0_5f_cpp">)</text:span> </text:p>
      <text:p text:style-name="CodeBlock"><text:tab/>number <text:span text:style-name="symbol1_5f_cpp">=</text:span> <text:span text:style-name="number_5f_cpp">1</text:span><text:span text:style-name="symbol4_5f_cpp">;</text:span> </text:p>
      <text:p text:style-name="CodeBlock"><text:span text:style-name="keyword0_5f_cpp">else</text:span> </text:p>
      <text:p text:style-name="CodeBlock"><text:tab/>number <text:span text:style-name="symbol1_5f_cpp">=</text:span> <text:span text:style-name="number_5f_cpp">10</text:span><text:span text:style-name="symbol4_5f_cpp">;</text:span> </text:p>
      <text:p text:style-name="CodeBlock"/>
      <text:p text:style-name="Standard"/>
      <text:p text:style-name="Standard">Here's another, much shorter, way to do it.</text:p>
      <text:p text:style-name="Standard"/>
      <text:p text:style-name="CodeBlock"><text:span text:style-name="keyword3_5f_cpp">int</text:span> number <text:span text:style-name="symbol1_5f_cpp">=</text:span> <text:span text:style-name="symbol0_5f_cpp">(</text:span>someOtherNumber <text:span text:style-name="symbol1_5f_cpp">&gt;</text:span> <text:span text:style-name="number_5f_cpp">5</text:span><text:span text:style-name="symbol0_5f_cpp">)</text:span> <text:span text:style-name="symbol4_5f_cpp">?</text:span> <text:span text:style-name="number_5f_cpp">1</text:span> <text:span text:style-name="symbol4_5f_cpp">:</text:span> <text:span text:style-name="number_5f_cpp">10</text:span><text:span text:style-name="symbol4_5f_cpp">;</text:span> </text:p>
      <text:p text:style-name="CodeBlock"/>
      <text:p text:style-name="Standard">Right now, you might be thinking, <text:span text:style-name="T1">"Hold on there, cowboy! What's this here nonsense?"</text:span> and needing to lay off the <text:span text:style-name="T1">Bonanza </text:span><text:span text:style-name="T2">marathons</text:span>. Then again, maybe not. The conditional operator has two parts, the question mark and the colon. The format for how it works is as follows:</text:p>
      <text:p text:style-name="Standard"/>
      <text:p text:style-name="CodeBlock"><text:span text:style-name="T1">condition</text:span><text:span text:style-name="T2"> </text:span><text:span text:style-name="symbol4_5f_cpp"><text:span text:style-name="T4">?</text:span></text:span><text:span text:style-name="T2"> </text:span><text:span text:style-name="T1">valueIfConditionIsTrue </text:span><text:span text:style-name="symbol4_5f_cpp"><text:span text:style-name="T5">:</text:span></text:span><text:span text:style-name="T1"> valueIfConditionIsFalse</text:span></text:p>
      <text:p text:style-name="P3"/>
      <text:p text:style-name="Standard">Parentheses aren't required around the condition, but some people (like me) prefer to have them even if unnecessary to set the condition apart from the rest. If the condition is true, then the value between the question mark and the colon is returned, otherwise the value after the colon is returned. Its use can be limited, but it does come in handy now and then.</text:p>
      <text:h text:style-name="P12" text:outline-level="2">Bug Hunt</text:h>
      <text:h text:style-name="Heading_20_4" text:outline-level="4">Code</text:h>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char</text:span> <text:span text:style-name="symbol2_5f_cpp">*</text:span>ReverseString<text:span text:style-name="symbol0_5f_cpp">(</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mp <text:span text:style-name="symbol1_5f_cpp">=</text:span> string<text:span text:style-name="symbol0_5f_cpp">[</text:span>length <text:span text:style-name="symbol2_5f_cpp">-</text:span> i<text:span text:style-name="symbol0_5f_cpp">]</text:span><text:span text:style-name="symbol4_5f_cpp">;</text:span> </text:p>
      <text:p text:style-name="CodeBlock"><text:tab/><text:tab/>string<text:span text:style-name="symbol0_5f_cpp">[</text:span>length <text:span text:style-name="symbol2_5f_cpp">-</text:span> i<text:span text:style-name="symbol0_5f_cpp">]</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a string to reverse:"</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he reversed string is %s</text:span><text:span text:style-name="escaped_5f_cpp">\n</text:span><text:span text:style-name="string_5f_cpp">"</text:span>,ReverseString<text:span text:style-name="symbol0_5f_cpp">(</text:span>inString<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Heading_20_4" text:outline-level="4">Errors</text:h>
      <text:p text:style-name="Standard">The program compiles just fine, but nothing is printed.</text:p>
      <text:h text:style-name="Heading_20_4" text:outline-level="4">Help</text:h>
      <text:p text:style-name="Standard">Normally no help is given for Bug Hunt sections, but this is harder than many. The bug itself is somewhere in <text:span text:style-name="Code">ReverseString()</text:span>. Try using <text:span text:style-name="Code">printf()</text:span> calls to print values in certain places to give yourself more information on what the program is doing, like printing the length, the count, etc.</text:p>
      <text:p text:style-name="Standard"/>
      <text:h text:style-name="P12" text:outline-level="2">Lesson 5 Bug Hunt Answers</text:h>
      <text:list xml:id="list2076619017" text:style-name="L1">
        <text:list-item>
          <text:p text:style-name="P13">The last section of the <text:span text:style-name="Code">for</text:span> loop has just an <text:span text:style-name="Code">i</text:span>. It should be <text:span text:style-name="Code">i++</text:span>.</text:p>
        </text:list-item>
        <text:list-item>
          <text:p text:style-name="P13">The variable <text:span text:style-name="Code">c</text:span> is missing from the end of the argument list in the <text:span text:style-name="Code">printf</text:span> statement. </text:p>
        </text:list-item>
      </text:list>
      <text:h text:style-name="Heading_20_2" text:outline-level="2">Lesson 5 Project Review</text:h>
      <text:p text:style-name="Standard">In the last lesson we were trying to make a program which asks for a word from the user and it prints out the integer value of each character.</text:p>
      <text:p text:style-name="Standard"/>
      <text:p text:style-name="Standard">We were given these steps to follow to write it:</text:p>
      <text:list xml:id="list1956395482" text:style-name="L2">
        <text:list-item>
          <text:p text:style-name="P6">Make a <text:span text:style-name="Code">char</text:span> array to hold the user input.</text:p>
        </text:list-item>
        <text:list-item>
          <text:p text:style-name="P6">Call <text:span text:style-name="Code">gets()</text:span> to get the string from the user.</text:p>
        </text:list-item>
        <text:list-item>
          <text:p text:style-name="P6">Make an <text:span text:style-name="Code">int</text:span> variable and set it to the string's length</text:p>
        </text:list-item>
        <text:list-item>
          <text:p text:style-name="P6">Use a <text:span text:style-name="Code">for</text:span> loop to print each character in the string both as a character and its numerical value</text:p>
        </text:list-item>
      </text:list>
      <text:p text:style-name="Standard"/>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the text to convert and press Enter: "</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comment0_5f_cpp">// Here was the part we needed to fill in, so here's one way to do it. </text:span></text:p>
      <text:p text:style-name="CodeBlock"><text:tab/></text:p>
      <text:p text:style-name="CodeBlock"><text:tab/><text:span text:style-name="comment0_5f_cpp">// Step 3.</text:span></text:p>
      <text:p text:style-name="CodeBlock"><text:tab/><text:span text:style-name="keyword3_5f_cpp">int</text:span> strLength <text:span text:style-name="symbol1_5f_cpp">=</text:span> <text:span text:style-name="keyword2_5f_cpp">strlen</text:span><text:span text:style-name="symbol0_5f_cpp">(</text:span>inString<text:span text:style-name="symbol0_5f_cpp">)</text:span><text:span text:style-name="symbol4_5f_cpp">;</text:span> </text:p>
      <text:p text:style-name="CodeBlock"><text:tab/></text:p>
      <text:p text:style-name="CodeBlock"><text:tab/><text:span text:style-name="comment0_5f_cpp">// Just some fluff to make this program a little nicer </text:span></text:p>
      <text:p text:style-name="CodeBlock"><text:tab/><text:span text:style-name="keyword2_5f_cpp">printf</text:span><text:span text:style-name="symbol0_5f_cpp">(</text:span><text:span text:style-name="string_5f_cpp">"The character codes for the string </text:span><text:span text:style-name="escaped_5f_cpp">\'</text:span><text:span text:style-name="string_5f_cpp">%s</text:span><text:span text:style-name="escaped_5f_cpp">\'\n</text:span><text:span text:style-name="string_5f_cpp">"</text:span>,inString<text:span text:style-name="symbol0_5f_cpp">)</text:span><text:span text:style-name="symbol4_5f_cpp">;</text:span> </text:p>
      <text:p text:style-name="CodeBlock"><text:tab/></text:p>
      <text:p text:style-name="CodeBlock"><text:tab/><text:span text:style-name="comment0_5f_cpp">// Step 4.</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strLength<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d]: %c</text:span><text:span text:style-name="escaped_5f_cpp">\t</text:span><text:span text:style-name="string_5f_cpp">%d (0x%x)</text:span><text:span text:style-name="escaped_5f_cpp">\n</text:span><text:span text:style-name="string_5f_cpp">"</text:span>,i,inString<text:span text:style-name="symbol0_5f_cpp">[</text:span>i<text:span text:style-name="symbol0_5f_cpp">]</text:span>,inString<text:span text:style-name="symbol0_5f_cpp">[</text:span>i<text:span text:style-name="symbol0_5f_cpp">]</text:span>,inString<text:span text:style-name="symbol0_5f_cpp">[</text:span>i<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Standard">This example even includes printing the character code in both decimal and hexadecimal.</text:p>
      <text:h text:style-name="Heading_20_2" text:outline-level="2">Unit 1 Review Answers</text:h>
      <text:p text:style-name="Standard">Lesson 1</text:p>
      <text:p text:style-name="Standard"/>
      <text:list xml:id="list2076604918" text:style-name="L3">
        <text:list-item>
          <text:p text:style-name="P7">Machine code is the computer's native language – a set of numerical instructions which the computer executes.</text:p>
        </text:list-item>
        <text:list-item>
          <text:p text:style-name="P7">Source code is the human-readable text used to create a program.</text:p>
        </text:list-item>
      </text:list>
      <text:p text:style-name="Standard"/>
      <text:p text:style-name="Standard"/>
      <text:p text:style-name="Standard"><text:soft-page-break/>Lesson 2</text:p>
      <text:p text:style-name="Standard"/>
      <text:list xml:id="list1052551045" text:style-name="L4">
        <text:list-item>
          <text:p text:style-name="P8">One line comments can be added using two forward slashes – <text:span text:style-name="Code">//</text:span> – and comments which can span multiple lines are placed between these markers: <text:span text:style-name="Code">/* <text:s text:c="2"/>*/</text:span></text:p>
        </text:list-item>
        <text:list-item>
          <text:p text:style-name="P8">The four tools used to turn source code into machine code are the preprocessor, the compiler, the assembler, and the linker.</text:p>
        </text:list-item>
        <text:list-item>
          <text:p text:style-name="P8">The two classes of programming errors are syntactic and semantic. Syntactic errors are mistakes in the construction of the computer language, such as having the wrong number of parentheses in a statement. Semantic errors are mistakes in the program logic of code that has correct syntax – bugs in the meaning of the code.</text:p>
        </text:list-item>
      </text:list>
      <text:p text:style-name="Standard"/>
      <text:p text:style-name="Standard">Lesson 3</text:p>
      <text:p text:style-name="Standard"/>
      <text:list xml:id="list1694430074" text:style-name="L5">
        <text:list-item>
          <text:p text:style-name="P9">The <text:span text:style-name="Code">%</text:span> operator returns the remainder of the division of the two arguments. <text:span text:style-name="Code">10 % 4</text:span> is 2.</text:p>
        </text:list-item>
        <text:list-item>
          <text:p text:style-name="P9"><text:span text:style-name="Code">++i</text:span> adds one before the rest of the expression is evaluated. <text:span text:style-name="Code">i++</text:span> does the addition afterward.</text:p>
        </text:list-item>
        <text:list-item>
          <text:p text:style-name="P9">myVar *= 5</text:p>
        </text:list-item>
        <text:list-item>
          <text:p text:style-name="P9"><text:span text:style-name="Code">==</text:span> is used for comparison because <text:span text:style-name="Code">=</text:span> is used for assigning a value to a variable.</text:p>
        </text:list-item>
        <text:list-item>
          <text:p text:style-name="P9"><text:span text:style-name="Code">%f </text:span>is the placeholder for a float when using <text:span text:style-name="Code">printf</text:span>.</text:p>
        </text:list-item>
        <text:list-item>
          <text:p text:style-name="P9">Parameters are information given to a function which it requires to perform its task.</text:p>
        </text:list-item>
        <text:list-item>
          <text:p text:style-name="P9">The difference between int and long is that long typically can hold bigger values.</text:p>
        </text:list-item>
        <text:list-item>
          <text:p text:style-name="P9"><text:span text:style-name="Code">10 / 4</text:span> is integer division, so the result is 2. <text:span text:style-name="Code">10.0 / 4.0</text:span> is floating point division, so the result is 2.5.</text:p>
        </text:list-item>
      </text:list>
      <text:p text:style-name="Standard"/>
      <text:p text:style-name="Standard">Lesson 4</text:p>
      <text:p text:style-name="Standard"/>
      <text:list xml:id="list990859399" text:style-name="L6">
        <text:list-item>
          <text:p text:style-name="P10">Nothing will be printed. <text:span text:style-name="Code">i</text:span> has a value of zero, which, for the purposes of logic, is treated as false.</text:p>
        </text:list-item>
        <text:list-item>
          <text:p text:style-name="P10">The boolean OR operator, <text:span text:style-name="Code">||</text:span>, should be used here.</text:p>
        </text:list-item>
        <text:list-item>
          <text:p text:style-name="P10">The first section of the control block of a <text:span text:style-name="Code">for</text:span> loop sets the value of the index variable. The second section is the test to see if another iteration is called for, and the third modifies the index variable.</text:p>
        </text:list-item>
      </text:list>
      <text:p text:style-name="Standard"/>
      <text:p text:style-name="Standard">Lesson 5</text:p>
      <text:p text:style-name="Standard"/>
      <text:list xml:id="list477146400" text:style-name="L7">
        <text:list-item>
          <text:p text:style-name="P11">A segmentation fault is an attempt to access memory that doesn't belong to your program.</text:p>
        </text:list-item>
        <text:list-item>
          <text:p text:style-name="P11">Because array indices start at 0, the last valid index for a 10-element array is 9.</text:p>
        </text:list-item>
        <text:list-item>
          <text:p text:style-name="P11">Pointers should be initialized to NULL or a known-good address so that you always can tell whether or not a pointer is valid and can, thus, avoid segfaults.</text:p>
        </text:list-item>
        <text:list-item>
          <text:p text:style-name="P11"><text:span text:style-name="Code">'a'</text:span> is a character constant. <text:span text:style-name="Code">"a"</text:span> is a string, which amounts to the <text:span text:style-name="Code">'a'</text:span> character constant plus a NULL string terminator.</text:p>
        </text:list-item>
        <text:list-item>
          <text:p text:style-name="P11">A string is an array of the type <text:span text:style-name="Code">char</text:span>.</text:p>
        </text:list-item>
        <text:list-item>
          <text:p text:style-name="P11"><text:span text:style-name="Code">string.h</text:span> is the header which we have been using that contains helper functions for working with string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swiss" style:font-pitch="fixed"/>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symbol4_5f_cpp" style:display-name="symbol4_cpp" style:family="text">
      <style:text-properties fo:color="#008080"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comment0_5f_cpp" style:display-name="comment0_cpp" style:family="text">
      <style:text-properties fo:color="#008000" fo:font-style="normal" fo:font-weight="normal"/>
    </style:style>
    <style:style style:name="symbol3_5f_cpp" style:display-name="symbol3_cpp" style:family="text">
      <style:text-properties fo:color="#000040" fo:font-style="normal" fo:font-weight="normal"/>
    </style:style>
    <style:style style:name="keyword1_5f_cpp" style:display-name="keyword1_cpp" style:family="text">
      <style:text-properties fo:color="#0000ff" fo:font-style="normal" fo:font-weight="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2-20T11:34:19</dc:date>
    <meta:editing-duration>PT13H53M18S</meta:editing-duration>
    <meta:editing-cycles>300</meta:editing-cycles>
    <meta:generator>OpenOffice.org/3.0$Linux OpenOffice.org_project/300m15$Build-9379</meta:generator>
    <meta:document-statistic meta:table-count="0" meta:image-count="1" meta:object-count="0" meta:page-count="8" meta:paragraph-count="213" meta:word-count="2088" meta:character-count="12012"/>
    <meta:user-defined meta:name="Info 1"/>
    <meta:user-defined meta:name="Info 2"/>
    <meta:user-defined meta:name="Info 3"/>
    <meta:user-defined meta:name="Info 4"/>
  </office:meta>
</office:document-meta>
</file>